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HintTests.assertConstructorHint( Builder builder , Consumer &lt; ExecutableHint &gt; constructor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HintTests.createWith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HintTests.createWithMember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HintTests.createWithConstructorAndSameConstructorAppliesExecutableMode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HintTests.createWithConstructorWithSameConstructorUpdates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HintTests.createWith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HintTests.builtWithAppliesMember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HintTests.typeHintHasAppropriat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HintTests.createWithMethodWithSameMethodUpdates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HintTests.assertMethodHint( Builder builder , Consumer &lt; ExecutableHint &gt; method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HintTests.createWi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HintTests.createWithMethodAndSameMethodAppliesExecutableModePreced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HintTests.createWithTypeAndReach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HintTests.createWith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HintTests.createWithNullTyp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HintTests.assertFieldHint( Builder builder , Consumer &lt; FieldHint &gt; field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